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2ba6" officeooo:paragraph-rsid="0016ba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обид (Chobid) - мужчина, воотлар, известный как путешественник и ксенолог, посвятивший себя изучению других инопланетных форм жизни. Особенно ему интересны языки и повадки других видов, а также их культурные особенности.</text:p>
      <text:p text:style-name="P1"/>
      <text:p text:style-name="P1">Родной мир: Юда</text:p>
      <text:p text:style-name="P1">Место рождения: Юда, город Ха</text:p>
      <text:p text:style-name="P1">Раса: воотлар</text:p>
      <text:p text:style-name="P1">Вид: лесной воа</text:p>
      <text:p text:style-name="P1">Рост: 208 см</text:p>
      <text:p text:style-name="P1">Цвет волос и шерсти: темно-зеленый</text:p>
      <text:p text:style-name="P1">Цвет кожи: светло-болотный</text:p>
      <text:p text:style-name="P1">Цвет глаз: янтарный</text:p>
      <text:p text:style-name="P1">Особые приметы: длинная челка с начесом, бакенбарды, крупные уши с кисточками, большие желтые глаза с тремя зрачками, когти, зубы, зеленая кожа и шерсть, серьги в ушах (три справа, две слева), шрам на левой груди</text:p>
      <text:p text:style-name="P1">Принадлежность: Юданианская Ассоцияция Ксенологов (постоянный член), Государственный Юданианский Университет имени Удварда Бон Клая (доцент лингвистики), клан Рого, <text:s/>*вставить_название_нашей_партии_тута* (связист, второй пилот, навигатор), Пираты Пяти Лун (пилот, связист, "Пародист"; бывший), гильдия любителей музыки (постоянный член)</text:p>
      <text:p text:style-name="P1"/>
      <text:p text:style-name="P1">Родился 125 лет назад на Юде в одном из крупнейших городов - Ха, в семье Джори из клана Рого. Был младшим из четырех детей. Его отец был дипломатом и служил в государственной сфере. Мать по профессии хирург, но с вступлением в семью Джори и рождением детей, перешла работать в один из крупнейших местных реабилитационных санаториев физиотерапевтом. Чобид с детства проявлял талант к языкам и другим народам. Благо на работе у матери он мог в живую наблюдать иные формы жизни (пусть местами и покалеченные), которых в принципе на планете не жаловали. Свой информационный голод он утолял чтением баз дома у родителей: по физиологии и анатомии инопланетных видов, всевозможные справочники по общественным наукам и многое другое, а так же живым общением с реальными пришельцами. Никто в семье и не сомневался в его дальнейшем выборе профессии. Университет Чобид окончил с отличием, и поступил в отдел "Прямого изучения видов". Это был один из малочисленных отделов университета, в котором ученые в основном ездили в долгие экспедиции. Чобид был первым за 80 лет кто самостоятельно записался в самые рискованные экспедиции...да еще и с удовольствием. <text:s text:c="2"/></text:p>
      <text:p text:style-name="P1">Спустя несколько лет службы в университете Чобид случайно связался на одной из планет с группой темных торговцев. Парня слишком заинтересовали запрещенные и дорогие книги с языками. Точнее с одним, пока еще мало кому понятным языком. Эта неизвестность и запретность этих книг толкнула его на то, чтобы пойти на сделку с торговцами. Они согласились отдать Чобиду книги в обмен на то, что тот какое-то время будет работать на них. Не сказать, что парень был рад, но его гложило то, что торговцы могли упустить столь ценный товар, и тот в лучшем случае просто пропал бы. В худшем - попал бы не в те руки. Тем более эти балбесы все-равно не могли решить что делать со всей этой кипой "невнятного звукового дерьма". С того дня Чобид попал в ряды Пиратов Пяти Лун. Изначально эта темная работенка не доставляла ему особых неудобств. Основную часть времени он сидел на связи и переводил пойманные разговоры и сигналы с других языков, иногда он участвовал в подделке сигналов и имитации голоса других личностей, за что и получил прозвище "Пародист". Были и плюсы - несомненная отработка профессиональных навыков, к тому же попутно он учился пилотированию, сначала просто наблюдая за работой их пилота, а затем и навязавшись на "мастер-классы". Благо, навязываться он умел. Нехотя, ему пришлось научится пользоваться оружием, хотя ему это и ужасно не нравилось. Не сказать, что его тошнило от вида крови или чужих ран, но сам факт того, что ему придется целенаправленно <text:soft-page-break/>лишить жизни кого-то или доставить боль, его ужасно нервировал. Переломный момент наступил, когда на их группу решила напасть конкурентная шайка. В тот день ему пришлось и самостоятельно сесть за штурвал, и убить достаточное количество народа, и умеюче скрываться, ибо удача была явно не на их стороне. Чобид еле успел покинуть этот сектор, угнав вражеский челнок.</text:p>
      <text:p text:style-name="P1">После той стычки у него развилась стойкая неприязнь к какому-либо виду насилия и он поклялся себе, что поднимет на кого-то оружие только если его жизни или жизни его близких будет угрожать реальная и непосредственная опасность. Несколько недель парня трясло и тошнило от одного вида его оружия и воспоминаний о той "битве". Также пережитый стресс сказался дополнительно на его физическом и психическом здоровье. Чобид и раньше имел довольно чувствительную шкуру, а от нервных переживаний он и вовсе приобрел стойкое отвращение к любой дезинфекции - зуд по всей коже, сыпь и раздражение слизистых головы. Ладно еще почихать с полчаса и повытирать сопли после того, как облокотился на еще влажную стерильную поверхность. А вот прохождение через дезинфекционные барьеры на каких-нибудь станциях было для него крайне неприятным делом. Еще одним пунктиком его поведение стала навязчивая идея делать что-то нечетное количество раз. Даже если ему пришлось нажать на кнопку два раза, он будет чувствовать моральный дискомфорт до тех пор, пока хотя бы не коснется этой кнопки третий раз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6S</meta:editing-duration>
    <meta:editing-cycles>3</meta:editing-cycles>
    <meta:generator>LibreOffice/5.2.3.3$Windows_X86_64 LibreOffice_project/d54a8868f08a7b39642414cf2c8ef2f228f780cf</meta:generator>
    <dc:date>2017-02-24T23:56:38.600000000</dc:date>
    <meta:document-statistic meta:table-count="0" meta:image-count="0" meta:object-count="0" meta:page-count="2" meta:paragraph-count="14" meta:word-count="756" meta:character-count="4985" meta:non-whitespace-character-count="4237"/>
    <meta:user-defined meta:name="Info 1"/>
    <meta:user-defined meta:name="Info 2"/>
    <meta:user-defined meta:name="Info 3"/>
    <meta:user-defined meta:name="Info 4"/>
  </office:meta>
</office:document-meta>
</file>